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/>
    </style:style>
    <style:style style:name="P2" style:family="paragraph" style:parent-style-name="Standard">
      <style:text-properties style:font-name="Liberation Mono" officeooo:rsid="001782b9" officeooo:paragraph-rsid="001782b9"/>
    </style:style>
    <style:style style:name="P3" style:family="paragraph" style:parent-style-name="Standard">
      <style:text-properties style:font-name="Liberation Mono" officeooo:paragraph-rsid="00185471"/>
    </style:style>
    <style:style style:name="P4" style:family="paragraph" style:parent-style-name="Standard">
      <style:text-properties style:font-name="Liberation Mono" officeooo:rsid="00185471" officeooo:paragraph-rsid="00185471"/>
    </style:style>
    <style:style style:name="P5" style:family="paragraph" style:parent-style-name="Standard">
      <style:text-properties style:font-name="Liberation Mono" officeooo:rsid="00185471" officeooo:paragraph-rsid="0019c17b"/>
    </style:style>
    <style:style style:name="P6" style:family="paragraph" style:parent-style-name="Standard">
      <style:text-properties style:font-name="Liberation Mono" officeooo:rsid="00185471" officeooo:paragraph-rsid="001afbc3"/>
    </style:style>
    <style:style style:name="P7" style:family="paragraph" style:parent-style-name="Standard">
      <style:text-properties style:font-name="Liberation Mono" fo:font-weight="bold" style:font-weight-asian="bold" style:font-weight-complex="bold"/>
    </style:style>
    <style:style style:name="P8" style:family="paragraph" style:parent-style-name="Standard">
      <style:text-properties style:font-name="Liberation Mono" fo:font-weight="bold" officeooo:rsid="00185471" officeooo:paragraph-rsid="00185471" style:font-weight-asian="bold" style:font-weight-complex="bold"/>
    </style:style>
    <style:style style:name="P9" style:family="paragraph" style:parent-style-name="Standard">
      <style:text-properties style:font-name="Liberation Mono" fo:font-weight="bold" officeooo:rsid="001ca3eb" officeooo:paragraph-rsid="001ca3eb" style:font-weight-asian="bold" style:font-weight-complex="bold"/>
    </style:style>
    <style:style style:name="P10" style:family="paragraph" style:parent-style-name="Standard">
      <style:text-properties style:font-name="Liberation Mono" fo:font-weight="bold" officeooo:rsid="00244426" officeooo:paragraph-rsid="00244426" style:font-weight-asian="bold" style:font-weight-complex="bold"/>
    </style:style>
    <style:style style:name="P11" style:family="paragraph" style:parent-style-name="Standard">
      <style:text-properties style:font-name="Liberation Mono" fo:font-style="italic" officeooo:rsid="001782b9" officeooo:paragraph-rsid="001782b9" style:font-style-asian="italic" style:font-style-complex="italic"/>
    </style:style>
    <style:style style:name="P12" style:family="paragraph" style:parent-style-name="Standard">
      <style:text-properties style:font-name="Liberation Mono" fo:font-style="italic" officeooo:rsid="001d5204" officeooo:paragraph-rsid="001d5204" style:font-style-asian="italic" style:font-style-complex="italic"/>
    </style:style>
    <style:style style:name="P13" style:family="paragraph" style:parent-style-name="Standard">
      <style:text-properties style:font-name="Liberation Mono" fo:font-style="italic" officeooo:rsid="001afbc3" officeooo:paragraph-rsid="001ca3eb" style:font-style-asian="italic" style:font-style-complex="italic"/>
    </style:style>
    <style:style style:name="P14" style:family="paragraph" style:parent-style-name="Standard">
      <style:text-properties style:font-name="Liberation Mono" officeooo:rsid="0019c17b" officeooo:paragraph-rsid="0019c17b"/>
    </style:style>
    <style:style style:name="P15" style:family="paragraph" style:parent-style-name="Standard">
      <style:text-properties style:font-name="Liberation Mono" officeooo:rsid="0019c17b" officeooo:paragraph-rsid="001d5204"/>
    </style:style>
    <style:style style:name="P16" style:family="paragraph" style:parent-style-name="Standard">
      <style:text-properties style:font-name="Liberation Mono" officeooo:paragraph-rsid="0019c17b"/>
    </style:style>
    <style:style style:name="P17" style:family="paragraph" style:parent-style-name="Standard">
      <style:text-properties style:font-name="Liberation Mono" officeooo:rsid="001afbc3" officeooo:paragraph-rsid="001afbc3"/>
    </style:style>
    <style:style style:name="P18" style:family="paragraph" style:parent-style-name="Standard">
      <style:text-properties style:font-name="Liberation Mono" officeooo:rsid="001afbc3" officeooo:paragraph-rsid="001ca3eb"/>
    </style:style>
    <style:style style:name="P19" style:family="paragraph" style:parent-style-name="Standard">
      <style:text-properties style:font-name="Liberation Mono" officeooo:rsid="001ca3eb" officeooo:paragraph-rsid="001ca3eb"/>
    </style:style>
    <style:style style:name="P20" style:family="paragraph" style:parent-style-name="Standard">
      <style:text-properties style:font-name="Liberation Mono" officeooo:rsid="001d5204" officeooo:paragraph-rsid="001d5204"/>
    </style:style>
    <style:style style:name="P21" style:family="paragraph" style:parent-style-name="Standard">
      <style:text-properties style:font-name="Liberation Mono" officeooo:rsid="00213d87" officeooo:paragraph-rsid="00213d87"/>
    </style:style>
    <style:style style:name="P22" style:family="paragraph" style:parent-style-name="Standard">
      <style:text-properties style:font-name="Liberation Mono" officeooo:rsid="002303f6" officeooo:paragraph-rsid="002303f6"/>
    </style:style>
    <style:style style:name="P23" style:family="paragraph" style:parent-style-name="Standard">
      <style:text-properties style:font-name="Liberation Mono" officeooo:rsid="00244426" officeooo:paragraph-rsid="00244426"/>
    </style:style>
    <style:style style:name="P24" style:family="paragraph" style:parent-style-name="Standard">
      <style:text-properties style:font-name="Liberation Mono" officeooo:rsid="00244426" officeooo:paragraph-rsid="00258e0e"/>
    </style:style>
    <style:style style:name="P25" style:family="paragraph" style:parent-style-name="Standard">
      <style:text-properties style:font-name="Liberation Mono" officeooo:rsid="00185471" officeooo:paragraph-rsid="00185471"/>
    </style:style>
    <style:style style:name="P26" style:family="paragraph" style:parent-style-name="Standard">
      <style:text-properties style:font-name="Liberation Mono" officeooo:rsid="0019c17b" officeooo:paragraph-rsid="001afbc3"/>
    </style:style>
    <style:style style:name="P27" style:family="paragraph" style:parent-style-name="Standard">
      <style:text-properties style:font-name="Liberation Mono" officeooo:rsid="002303f6" officeooo:paragraph-rsid="002303f6"/>
    </style:style>
    <style:style style:name="P28" style:family="paragraph" style:parent-style-name="Standard">
      <style:text-properties style:font-name="Liberation Mono" officeooo:rsid="0028597a" officeooo:paragraph-rsid="0028597a"/>
    </style:style>
    <style:style style:name="P29" style:family="paragraph" style:parent-style-name="Standard">
      <style:text-properties style:font-name="Liberation Mono" fo:font-weight="bold" officeooo:rsid="0028597a" officeooo:paragraph-rsid="0028597a" style:font-weight-asian="bold" style:font-weight-complex="bold"/>
    </style:style>
    <style:style style:name="T1" style:family="text">
      <style:text-properties officeooo:rsid="0012cbfe"/>
    </style:style>
    <style:style style:name="T2" style:family="text">
      <style:text-properties officeooo:rsid="00142b0a"/>
    </style:style>
    <style:style style:name="T3" style:family="text">
      <style:text-properties officeooo:rsid="001782b9"/>
    </style:style>
    <style:style style:name="T4" style:family="text">
      <style:text-properties officeooo:rsid="00185471"/>
    </style:style>
    <style:style style:name="T5" style:family="text">
      <style:text-properties officeooo:rsid="0019c17b"/>
    </style:style>
    <style:style style:name="T6" style:family="text">
      <style:text-properties officeooo:rsid="001ca3eb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258e0e"/>
    </style:style>
    <style:style style:name="T9" style:family="text">
      <style:text-properties officeooo:rsid="0025fed4"/>
    </style:style>
    <style:style style:name="T10" style:family="text">
      <style:text-properties officeooo:rsid="0027d543"/>
    </style:style>
    <style:style style:name="T11" style:family="text">
      <style:text-properties officeooo:rsid="002961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7">TYMKRSCII, *.tci<text:span text:style-name="T1">world</text:span>, 'Tim Kerski <text:span text:style-name="T1">World</text:span>', Version 1</text:p>
      <text:p text:style-name="P1"/>
      <text:p text:style-name="P1"/>
      <text:p text:style-name="P7">Description</text:p>
      <text:p text:style-name="P1"/>
      <text:p text:style-name="P1">A Tymkrscii <text:span text:style-name="T2">World</text:span> is a <text:span text:style-name="T3">linefeed delimited </text:span><text:span text:style-name="T2">text</text:span> file format used to store <text:span text:style-name="T2">Dogteeth source code. <text:s/>This source code is loaded by the preprocessor found in your sd-card's tools/ directory. <text:s/>The preprocessor converts it into a *.static file which can be run by the Badge Adventure engine.</text:span></text:p>
      <text:p text:style-name="P1"/>
      <text:p text:style-name="P1"/>
      <text:p text:style-name="P8">Special Lines</text:p>
      <text:p text:style-name="P4"/>
      <text:p text:style-name="P2">The first three lines (lines 0, 1, and 2) have special purposes.</text:p>
      <text:p text:style-name="P2"/>
      <text:p text:style-name="P2"/>
      <text:p text:style-name="P11">World Entry: Line 0</text:p>
      <text:p text:style-name="P1"/>
      <text:p text:style-name="P4">In Dogteeth, the execution pointer refers to a line of code in the .static file. <text:s/>The execution pointer initializes to a value of 0 when a .static file is loaded into the engine. <text:s/>As such, WORLD_ENTRY is the first line of Dogteeth that the Badge Adventure engine runs.</text:p>
      <text:p text:style-name="P3"/>
      <text:p text:style-name="P4">Rather than have verbose code at WORLD_ENTRY, you may find it helpful to simply have something along the lines of:</text:p>
      <text:p text:style-name="P4"/>
      <text:p text:style-name="P4">$wget(.EntryPoint)</text:p>
      <text:p text:style-name="P4"/>
      <text:p text:style-name="P4">To load in code in from somewhere else in the file at runtime. <text:s/>This allows your code to jump back to that entry point by name at other points in the code.</text:p>
      <text:p text:style-name="P1"/>
      <text:p text:style-name="P2"/>
      <text:p text:style-name="P11">World Position: Line 1</text:p>
      <text:p text:style-name="P1"/>
      <text:p text:style-name="P1"><text:span text:style-name="T4">At runtime the value of the execution point</text:span><text:span text:style-name="T11">er</text:span><text:span text:style-name="T4"> is stored on the </text:span>WORLD_POSITION_INDEX<text:span text:style-name="T4"> line. <text:s/>While the execution pointer's value is normally modified by a user action via the $button(value) command, it can also be written to directly:</text:span></text:p>
      <text:p text:style-name="P1"/>
      <text:p text:style-name="P4">$wset(1|value)</text:p>
      <text:p text:style-name="P1"/>
      <text:p text:style-name="P1"/>
      <text:p text:style-name="P11">World Clock: Line 2</text:p>
      <text:p text:style-name="P1"/>
      <text:p text:style-name="P1"><text:span text:style-name="T4">Each time the Badge Adventure engine loads a new line of code to execute, the world clock (stored here on the </text:span>WORLD_CLOCK_INDEX<text:span text:style-name="T4"> line) is incremented by 1. <text:s/>This value is accessible in the code by using the world clock environment variable:</text:span></text:p>
      <text:p text:style-name="P1"/>
      <text:p text:style-name="P3">{world_clock}</text:p>
      <text:p text:style-name="P1"/>
      <text:p text:style-name="P4">This can be useful for checking how many steps the player has taken while exploring:</text:p>
      <text:p text:style-name="P4"/>
      <text:p text:style-name="P14">.the_line_being_run</text:p>
      <text:p text:style-name="P5">$if(<text:span text:style-name="T5">$wget(.worldclockcheck)</text:span>|0|More than 10 steps|Not more than 10 steps)</text:p>
      <text:p text:style-name="P14">.worldclockcheck</text:p>
      <text:p text:style-name="P5">$&gt;({world_clock}|10)</text:p>
      <text:p text:style-name="P16"/>
      <text:p text:style-name="P16"/>
      <text:p text:style-name="P8"><text:span text:style-name="T5">Named </text:span>Address Lines</text:p>
      <text:p text:style-name="P4"/>
      <text:p text:style-name="P4">If a line starts with a . followed by some text, it functions as a named line which can be used by the preprocessor or by the Badge Adventure to convert an .address string into a literal line number in the code.</text:p>
      <text:p text:style-name="P4"/>
      <text:p text:style-name="P17">You can see this being used in the example above:</text:p>
      <text:p text:style-name="P17"/>
      <text:p text:style-name="P26">$wget(.worldclockcheck)</text:p>
      <text:p text:style-name="P6"/>
      <text:p text:style-name="P17">to pull additional code into the middle of an $if command.</text:p>
      <text:p text:style-name="P17"/>
      <text:p text:style-name="P17">When the engine or the preprocessor converts an .address into a literal line number, it returns the line number of the line following the named .address line.</text:p>
      <text:p text:style-name="P17"/>
      <text:p text:style-name="P17"/>
      <text:p text:style-name="P10">Illustrations</text:p>
      <text:p text:style-name="P17"/>
      <text:p text:style-name="P23">If a line starts with 'art: ' the engine will attempt to load a Mode 1 Tymkrscii Page file from the world/art directory for display on the top half of the screen:</text:p>
      <text:p text:style-name="P23"/>
      <text:p text:style-name="P23">.dumpsterdive</text:p>
      <text:p text:style-name="P23">art: dumpster.tci Text or further code here.</text:p>
      <text:p text:style-name="P23"/>
      <text:p text:style-name="P24">These .tci files are created using <text:span text:style-name="T9">L</text:span>einnet, a tool found on your sd-card in the tools/leinnet directory. <text:s/>Leinnet is a wysiwyg python3 tkinter gui application which allows you to automatically transcode png files into Mode 1 Tymkrscii including inversion morphs. <text:s/>Leinnet also allows you to edit these Tymkrscii files to adjust details, add text, etc.<text:span text:style-name="T8"> <text:s/>For best results: </text:span><text:span text:style-name="T10">in your raster editor of choice </text:span><text:span text:style-name="T8">take a color reduction to 2 colors using a non-weighted Burkes or Floyd-Steinberg error diffusion of your source material. <text:s/>Save that as a 24 bit png file. <text:s/>Load that file into Leinnet for transcoding. <text:s/>Additionally, there are sweet spots for brightness and contrast and how those translate through the transcoder. <text:s/>Applying the right balance before the Burkes color reduction is the key to obtaining the absolutely best results in your illustrations.</text:span><text:span text:style-name="T9"> <text:s/>I included a real working example in the example/ sub-directory under Leinnet.</text:span></text:p>
      <text:p text:style-name="P17"/>
      <text:p text:style-name="P17"/>
      <text:p text:style-name="P9">Optimization</text:p>
      <text:p text:style-name="P19"/>
      <text:p text:style-name="P12">Address Tricks</text:p>
      <text:p text:style-name="P19"/>
      <text:p text:style-name="P19">Named addresses make programming much easier. <text:s/>Without them, you would have to recalculate new literal line addresses after each insertion of a new line. <text:s/>While the Badge Adventure Engine can lookup and convert .address values at runtime, it is wise to use the preprocessor tool to automatically replace .addresses with their literal values.</text:p>
      <text:p text:style-name="P19"/>
      <text:p text:style-name="P19">If your code requires that an .address or an !address stay in the code after preprocessing, you can escape the preprocessor like so:</text:p>
      <text:p text:style-name="P19"/>
      <text:p text:style-name="P19">wget({.}address) or pget({!}address)</text:p>
      <text:p text:style-name="P19"/>
      <text:p text:style-name="P19">After the preprocessor replaces all of the (unescaped) .addresses and !addresses, it will replace {.} with . and replace {!} with ! allowing you to use tricks like this:</text:p>
      <text:p text:style-name="P19"/>
      <text:p text:style-name="P15">.the_line_being_run</text:p>
      <text:p text:style-name="P20">$wget($random({.}1|{.}2|{.}3))</text:p>
      <text:p text:style-name="P20">.1</text:p>
      <text:p text:style-name="P20">First code possibility</text:p>
      <text:p text:style-name="P20">.2</text:p>
      <text:p text:style-name="P20">Second code possibility</text:p>
      <text:p text:style-name="P20">.some_other_code</text:p>
      <text:p text:style-name="P20">Not a possibility </text:p>
      <text:p text:style-name="P20">.3</text:p>
      <text:p text:style-name="P20">Third code possibility</text:p>
      <text:p text:style-name="P20"/>
      <text:p text:style-name="P20"/>
      <text:p text:style-name="P12">Code Ordering Tricks</text:p>
      <text:p text:style-name="P17"/>
      <text:p text:style-name="P17">The Badge Adventure Engine, due to ram limitations on the badge, only ever loads a single line of the .static file at a time.<text:span text:style-name="T6"> <text:s/>The badge doesn't have room to store where those lines start, so it has to load up every line until it gets to the line it is looking for. <text:s/>If you have any lines of code that are accessed frequently, it is wise to place those lines as high up in the file as possible to improve execution speed.</text:span></text:p>
      <text:p text:style-name="P17"/>
      <text:p text:style-name="P17"/>
      <text:p text:style-name="P13">World Cache Engine</text:p>
      <text:p text:style-name="P18"/>
      <text:p text:style-name="P21">The Badge Adventure Engine does not write changes made to the world file at runtime back to the .static file. <text:s/>Instead, if a line has been modified, the engine adds it to a dynamic cache and uses that line from the cache instead of from the .static file. <text:s/>This means that values stored to world keys are volatile and lost between power cycles of the badge. <text:s/>It also means that lines stored in the cache are running from ram, not from the eeprom and will run faster. <text:s/>If you have some particularly intensive code, you could speed it up by doing something like:</text:p>
      <text:p text:style-name="P21"/>
      <text:p text:style-name="P21">.EntryPoint</text:p>
      <text:p text:style-name="P21">$wset(.fast1|$wget(slow1))$wset(.fast2|$wget(slow2))$button(.fast1)Go to fast</text:p>
      <text:p text:style-name="P21">.slow1</text:p>
      <text:p text:style-name="P21">Snippet we want to run from ram only $wget(.fast2)</text:p>
      <text:p text:style-name="P21">.slow2</text:p>
      <text:p text:style-name="P21">Snippet we want to load from ram only</text:p>
      <text:p text:style-name="P21">.fast1</text:p>
      <text:p text:style-name="P21">this gets replaced and ends up in the cache</text:p>
      <text:p text:style-name="P21">.fast2</text:p>
      <text:p text:style-name="P21">this gets replaced and ends up in the cache</text:p>
      <text:p text:style-name="P21"/>
      <text:p text:style-name="P22">Note that ram on the badge is very limited, so loading too many things into the cache will cause memory allocation errors at some point. <text:s/>If you run into this problem, you can get back an extra 8K of free ram by re-tooling the rx_buffer (and associated counters.py threshold values) in network.py to use 96 bytes of ram for the circular buffer instead of the 8KB provided in the stock configuration. <text:s/>This modification could allow for some <text:span text:style-name="T7">very</text:span> large adventures with highly optimized speed code in the cache. <text:s/>I didn't have time or the need to fully utilize what is there, but the engine <text:span text:style-name="T7">is</text:span> capable of doing far larger game worlds or programs.</text:p>
      <text:p text:style-name="P22"/>
      <text:p text:style-name="P22"/>
      <text:p text:style-name="P29">Loading Custom World Files</text:p>
      <text:p text:style-name="P28"/>
      <text:p text:style-name="P28">Take a look at the source code in the portal/800.tcisite on your badge as this provides an example of one way to cleanly accomplish this task via the Browser application.</text:p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05:42:53.650423376</meta:creation-date>
    <dc:date>2023-03-21T09:10:39.414546927</dc:date>
    <meta:editing-duration>PT3H12M57S</meta:editing-duration>
    <meta:editing-cycles>20</meta:editing-cycles>
    <meta:generator>LibreOffice/7.4.5.1$Linux_X86_64 LibreOffice_project/40$Build-1</meta:generator>
    <meta:document-statistic meta:table-count="0" meta:image-count="0" meta:object-count="0" meta:page-count="1" meta:paragraph-count="65" meta:word-count="1082" meta:character-count="6433" meta:non-whitespace-character-count="5389"/>
  </office:meta>
</office:document-meta>
</file>